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#ffffff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b0080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b0080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b0080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left"/>
    </style:style>
    <style:style style:name="P2" style:family="paragraph">
      <style:paragraph-properties fo:line-height="150.00%" fo:text-align="left"/>
    </style:style>
    <style:style style:name="P3" style:family="paragraph">
      <style:paragraph-properties fo:line-height="150.00%" fo:text-align="left"/>
    </style:style>
    <text:list-style style:name="L4">
      <text:list-level-style-bullet text:level="1" text:bullet-char="•">
        <style:list-level-properties text:space-before="30.00pt" text:min-label-width="18.00pt"/>
        <style:text-properties fo:font-family="Symbol"/>
      </text:list-level-style-bullet>
    </text:list-style>
    <style:style style:name="P4" style:family="paragraph">
      <style:paragraph-properties fo:line-height="150.00%" fo:text-align="left" fo:margin-left="-18.00pt" fo:text-indent="18.00pt"/>
    </style:style>
    <style:style style:name="P5" style:family="paragraph">
      <style:paragraph-properties fo:line-height="150.00%" fo:text-align="left" fo:margin-left="-18.00pt" fo:text-indent="18.00pt"/>
    </style:style>
    <style:style style:name="P6" style:family="paragraph">
      <style:paragraph-properties fo:line-height="150.00%" fo:text-align="left" fo:margin-bottom="6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50.00%" fo:text-align="left" fo:margin-bottom="6.00pt"/>
    </style:style>
    <style:style style:name="P8" style:family="paragraph">
      <style:paragraph-properties fo:line-height="150.00%" fo:text-align="left"/>
    </style:style>
    <style:style style:name="P9" style:family="paragraph">
      <style:paragraph-properties fo:line-height="150.00%" fo:text-align="left"/>
    </style:style>
  </office:automatic-styles>
  <office:body>
    <office:text>
      <text:p text:style-name="P1"><text:span text:style-name="T1">Мультиагентные системы созданы для решения различных задач искусственного </text:span></text:p>
      <text:p text:style-name="P1"><text:span text:style-name="T1">интеллекта, в которых присутствует несколько участников и образуют некоторый социум. Основным понятием </text:span></text:p>
      <text:p text:style-name="P1"><text:span text:style-name="T1">является агент часть.</text:span></text:p>
      <text:p text:style-name="P2"><text:span text:style-name="T2">Многоагентная система (МАС)<text:s/></text:span><text:span text:style-name="T3">–</text:span><text:span text:style-name="T4"><text:s/></text:span><text:span text:style-name="T5">система, содержащая агентов, взаимодействующих между собою.</text:span><text:span text:style-name="T6"><text:s/></text:span></text:p>
      <text:p text:style-name="P3"><text:span text:style-name="T7">Многоагентная система</text:span><text:span text:style-name="T8"> (</text:span><text:span text:style-name="T9">МАС,</text:span><text:span text:style-name="T10"> </text:span><text:span text:style-name="T11">англ.</text:span><text:span text:style-name="T12"> Multi-agent system) </text:span><text:span text:style-name="T13">—</text:span><text:span text:style-name="T14"><text:s/></text:span><text:span text:style-name="T15">это система, образованная несколькими взаимодействующими</text:span><text:span text:style-name="T16"> </text:span><text:span text:style-name="T17">интеллектуальными</text:span><text:span text:style-name="T18"><text:s/>агентами</text:span><text:span text:style-name="T19">. Многоагентные системы могут быть использованы для решения таких проблем, которые сложно или невозможно решить с помощью одного агента или монолитной системы. Примерами таких задач являются онлайн-торговля, ликвидация чрезвычайных ситуаций, и моделирование социальных структур.</text:span></text:p>
      <text:p text:style-name="P3"><text:span text:style-name="T19">Агент, - нечто, что способно воспринимать свое окружение </text:span></text:p>
      <text:p text:style-name="P3"><text:span text:style-name="T19">через сенсоры и изменять его своими действиями.</text:span></text:p>
      <text:p text:style-name="P3"><text:span text:style-name="T19">Любой агент обладает следующими свойствами:</text:span></text:p>
      <text:list text:style-name="L4">
        <text:list-item>
          <text:p text:style-name="P4"><text:span text:style-name="T19">активность<text:s/></text:span><text:span text:style-name="T20">–</text:span><text:span text:style-name="T21"><text:s/></text:span><text:span text:style-name="T22">т.е. каждый агент способен к организации и реализации действии ( в соответствии с внутренним алгоритмом функционирования);</text:span></text:p>
        </text:list-item>
        <text:list-item>
          <text:p text:style-name="P4"><text:span text:style-name="T22">автономность<text:s/></text:span><text:span text:style-name="T23">–</text:span><text:span text:style-name="T24"><text:s/></text:span><text:span text:style-name="T25">относительная независимость от окружающей среды;</text:span></text:p>
        </text:list-item>
        <text:list-item>
          <text:p text:style-name="P5"><text:span text:style-name="T25">целенаправленность<text:s/></text:span><text:span text:style-name="T26">–</text:span><text:span text:style-name="T27"><text:s/></text:span><text:span text:style-name="T28">наличие собственных источников мотивации (у каждого агента есть некоторая цель, для достижения которой он функционирует).</text:span><text:span text:style-name="T29"><text:s/></text:span></text:p>
        </text:list-item>
      </text:list>
      <text:p text:style-name="P6"><text:span text:style-name="T30">Исследуемые приложения swarming-unity-master,MagePath_Project_Version_1,PathfinderDemo.Все приложения содержат алгоритм А*<text:s/></text:span><text:span text:style-name="T31">pathfinding<text:s/></text:span><text:span text:style-name="T32">с использованием библиотеки или код.</text:span><text:span text:style-name="T33">S</text:span><text:span text:style-name="T34">warming-unity-master сожержит модель патрулирования или маленькую модель социума.PathfinderDemo реализация через библиотеку контролер характера чере мышь.А так же изучена статья построения поведения противника с помощью общения между собой агентов.</text:span><text:span text:style-name="T35"/></text:p>
      <text:p text:style-name="P6"><text:span text:style-name="T35">Литература:</text:span></text:p>
      <text:list text:style-name="L7">
        <text:list-item>
          <text:p text:style-name="P7"><text:span text:style-name="T36">Michael Wooldridge, An Introduction to MultiAgent Systems, John Wiley &amp; Sons Ltd, 2002.</text:span></text:p>
        </text:list-item>
        <text:list-item>
          <text:p text:style-name="P8"><text:span text:style-name="T36">Carl Hewitt and Jeff Inman. DAI Betwixt and Between: From «Intelligent Agents» to Open Systems Science IEEE Transactions on Systems, Man, and Cybernetics. Nov./Dec. 1991.</text:span></text:p>
        </text:list-item>
        <text:list-item>
          <text:p text:style-name="P8"><text:span text:style-name="T36">The Journal of Autonomous Agents and Multiagent Systems, Publisher: Springer Science+Business Media B.V., formerly Kluwer Academic Publishers B.V. </text:span></text:p>
        </text:list-item>
        <text:list-item>
          <text:p text:style-name="P8"><text:span text:style-name="T36">Gerhard Weiss, ed. by, Multiagent Systems, A Modern Approach to Distributed Artificial Intelligence, MIT Press, 1999.</text:span></text:p>
        </text:list-item>
        <text:list-item>
          <text:p text:style-name="P8"><text:span text:style-name="T36">Jacques Ferber, Multi-Agent Systems: An Introduction to Artificial Intelligence, Addison-Wesley, 1999, </text:span><text:a xlink:href="http://ru.wikipedia.org/wiki/Служебная:Источники_книг/0201360489"><text:span text:style-name="T39">ISBN 0-201-36048-9</text:span></text:a><text:span text:style-name="T40">.</text:span></text:p>
        </text:list-item>
        <text:list-item>
          <text:p text:style-name="P8"><text:span text:style-name="T40">Sun, Ron, (2006). «Cognition and Multi-Agent Interaction». Cambridge University </text:span></text:p>
        </text:list-item>
        <text:list-item>
          <text:p text:style-name="P8"><text:span text:style-name="T40">José M. Vidal,</text:span><text:span text:style-name="T41"> </text:span><text:a xlink:href="http://www.multiagent.com/fmas/"><text:span text:style-name="T43">Fundamentals of Multiagent Systems: with NetLogo Examples</text:span></text:a><text:span text:style-name="T44">.</text:span></text:p>
        </text:list-item>
      </text:list>
      <text:p text:style-name="P9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